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Liberation Serif" svg:font-family="Liberation Serif"/>
  </office:font-face-decls>
  <office:automatic-styles>
    <style:style style:family="text" style:name="T1" style:display-name="T1">
      <style:text-properties style:text-underline-type="single" fo:font-size="15pt" fo:font-weight="bold"/>
    </style:style>
    <style:style style:family="text" style:name="T2" style:display-name="T2">
      <style:text-properties fo:font-weight="normal"/>
    </style:style>
    <style:style style:family="text" style:name="T3" style:display-name="T3">
      <style:text-properties fo:font-size="12pt" fo:font-weight="normal"/>
    </style:style>
    <style:style style:family="text" style:name="T4" style:display-name="T4">
      <style:text-properties fo:font-size="12pt"/>
    </style:style>
    <style:style style:family="text" style:name="T5" style:display-name="T5">
      <style:text-properties fo:font-weight="bold"/>
    </style:style>
    <style:style style:family="text" style:name="T6" style:display-name="T6">
      <style:text-properties style:font-name="Liberation Serif" fo:font-size="12pt" fo:language="en" fo:country="US"/>
    </style:style>
    <style:style style:family="text" style:name="T7" style:display-name="T7">
      <style:text-properties style:font-name="Liberation Serif" fo:font-size="12pt" fo:language="en" fo:country="US" fo:font-weight="normal"/>
    </style:style>
    <style:style style:family="text" style:name="T8" style:display-name="T8">
      <style:text-properties style:text-underline-type="single" style:font-name="Liberation Serif" fo:font-size="15pt" fo:language="en" fo:country="US" fo:font-weight="bold"/>
    </style:style>
    <style:style style:family="paragraph" style:name="P20" style:display-name="P20" style:parent-style-name="Normal">
      <style:paragraph-properties style:writing-mode="lr"/>
    </style:style>
    <style:style style:family="paragraph" style:name="P21" style:display-name="P21" style:parent-style-name="Normal">
      <style:paragraph-properties fo:text-align="left" style:writing-mode="lr"/>
    </style:style>
    <style:style style:family="paragraph" style:name="P22" style:display-name="P22" style:list-style-name="L5">
      <style:paragraph-properties fo:text-indent="0.000000cm" fo:margin-left="0.635000cm" style:writing-mode="lr"/>
      <style:text-properties fo:color="#000000" style:font-name="Liberation Serif" fo:font-size="12pt" fo:language="en" fo:country="US" fo:font-weight="normal"/>
    </style:style>
    <style:style style:family="paragraph" style:name="P23" style:display-name="P23" style:list-style-name="L5">
      <style:paragraph-properties fo:text-indent="0.000000cm" fo:margin-left="1.270000cm" style:writing-mode="lr"/>
      <style:text-properties fo:color="#000000" style:font-name="Liberation Serif" fo:font-size="12pt" fo:language="en" fo:country="US" fo:font-weight="normal"/>
    </style:style>
    <style:style style:family="paragraph" style:name="P24" style:display-name="P24" style:parent-style-name="Normal">
      <style:paragraph-properties fo:text-align="left"/>
      <style:text-properties style:text-underline-type="single" fo:font-size="15pt" fo:font-weight="bold"/>
    </style:style>
    <style:style style:family="paragraph" style:name="P25" style:display-name="P25" style:list-style-name="L6">
      <style:paragraph-properties fo:text-align="left" fo:text-indent="0.000000cm" fo:margin-left="0.635000cm" style:writing-mode="lr"/>
      <style:text-properties fo:color="#000000" style:font-name="Liberation Serif" fo:font-size="12pt" fo:language="en" fo:country="US" fo:font-weight="bold"/>
    </style:style>
    <style:style style:family="paragraph" style:name="P26" style:display-name="P26" style:list-style-name="L6">
      <style:paragraph-properties fo:text-align="left" fo:text-indent="0.000000cm" fo:margin-left="1.270000cm" style:writing-mode="lr"/>
      <style:text-properties fo:color="#000000" style:font-name="Liberation Serif" fo:font-size="12pt" fo:language="en" fo:country="US" fo:font-weight="normal"/>
    </style:style>
    <style:style style:family="paragraph" style:name="P27" style:display-name="P27" style:list-style-name="L6">
      <style:paragraph-properties fo:text-align="left" fo:text-indent="0.000000cm" fo:margin-left="1.905000cm" style:writing-mode="lr"/>
      <style:text-properties fo:color="#000000" style:font-name="Liberation Serif" fo:font-size="12pt" fo:language="en" fo:country="US"/>
    </style:style>
    <style:style style:family="paragraph" style:name="P28" style:display-name="P28" style:list-style-name="L6">
      <style:paragraph-properties fo:text-align="left" fo:text-indent="0.000000cm" fo:margin-left="1.905000cm" style:writing-mode="lr"/>
      <style:text-properties fo:color="#000000" style:font-name="Liberation Serif" fo:font-size="12pt" fo:language="en" fo:country="US" fo:font-weight="normal"/>
    </style:style>
    <style:style style:family="paragraph" style:name="P29" style:display-name="P29" style:list-style-name="L6">
      <style:paragraph-properties fo:text-align="left" fo:text-indent="0.000000cm" fo:margin-left="1.270000cm" style:writing-mode="lr"/>
      <style:text-properties fo:color="#000000" style:font-name="Liberation Serif" fo:font-size="12pt" fo:language="en" fo:country="US"/>
    </style:style>
    <style:style style:family="paragraph" style:name="P3" style:display-name="P3" style:parent-style-name="Normal">
      <style:paragraph-properties fo:text-align="left"/>
    </style:style>
    <style:style style:family="paragraph" style:name="P31" style:display-name="P31" style:list-style-name="L7">
      <style:paragraph-properties fo:text-align="left" fo:text-indent="0.000000cm" fo:margin-left="0.635000cm" style:writing-mode="lr"/>
      <style:text-properties fo:color="#000000" style:font-name="Liberation Serif" fo:font-size="12pt" fo:language="en" fo:country="US" fo:font-weight="bold"/>
    </style:style>
    <style:style style:family="paragraph" style:name="P32" style:display-name="P32" style:parent-style-name="Normal">
      <style:paragraph-properties fo:text-align="left" fo:text-indent="0in" fo:margin-left="0in" fo:margin-right="0in" style:writing-mode="lr"/>
      <style:text-properties style:font-name="Liberation Serif" fo:font-size="12pt" fo:language="en" fo:country="US" fo:font-weight="normal"/>
    </style:style>
    <style:style style:family="paragraph" style:name="P8" style:display-name="P8" style:list-style-name="L2">
      <style:paragraph-properties fo:text-align="left" fo:text-indent="0.000000cm" fo:margin-left="1.270000cm" style:writing-mode="lr"/>
      <style:text-properties fo:color="#000000" style:font-name="Liberation Serif" fo:font-size="12pt" fo:language="en" fo:country="US"/>
    </style:style>
    <style:style style:family="paragraph" style:name="P11" style:display-name="P11" style:list-style-name="L2">
      <style:paragraph-properties fo:text-align="left" fo:text-indent="0.000000cm" fo:margin-left="1.270000cm" style:writing-mode="lr"/>
      <style:text-properties fo:color="#000000" style:font-name="Liberation Serif" fo:font-size="12pt" fo:language="en" fo:country="US" fo:font-weight="normal"/>
    </style:style>
    <style:style style:family="paragraph" style:name="P1" style:display-name="P1">
      <style:paragraph-properties fo:break-before="page"/>
    </style:style>
    <style:style style:family="paragraph" style:name="P2" style:display-name="P2" style:parent-style-name="Normal">
      <style:paragraph-properties fo:text-align="center"/>
      <style:text-properties fo:font-size="24pt" fo:font-weight="bold"/>
    </style:style>
    <style:style style:family="paragraph" style:name="P30" style:display-name="P30" style:list-style-name="L6">
      <style:paragraph-properties fo:text-align="left" fo:text-indent="0.000000cm" fo:margin-left="2.540000cm" style:writing-mode="lr"/>
      <style:text-properties fo:color="#000000" style:font-name="Liberation Serif" fo:font-size="12pt" fo:language="en" fo:country="US" fo:font-weight="normal"/>
    </style:style>
    <style:style style:family="paragraph" style:name="P4" style:display-name="P4" style:parent-style-name="Normal">
      <style:paragraph-properties fo:text-align="left"/>
      <style:text-properties fo:font-size="12pt" fo:font-weight="normal"/>
    </style:style>
    <style:style style:family="paragraph" style:name="P5" style:display-name="P5" style:parent-style-name="Normal">
      <style:paragraph-properties fo:text-align="left"/>
      <style:text-properties fo:font-size="12pt" fo:font-weight="bold"/>
    </style:style>
    <style:style style:family="paragraph" style:name="P6" style:display-name="P6" style:list-style-name="L1">
      <style:paragraph-properties fo:text-align="left" fo:text-indent="0.000000cm" fo:margin-left="0.635000cm" style:writing-mode="lr"/>
      <style:text-properties fo:color="#000000" style:font-name="Liberation Serif" fo:font-size="12pt" fo:language="en" fo:country="US" fo:font-weight="normal"/>
    </style:style>
    <style:style style:family="paragraph" style:name="P7" style:display-name="P7" style:list-style-name="L2">
      <style:paragraph-properties fo:text-align="left" fo:text-indent="0.000000cm" fo:margin-left="0.635000cm" style:writing-mode="lr"/>
      <style:text-properties fo:color="#000000" style:font-name="Liberation Serif" fo:font-size="12pt" fo:language="en" fo:country="US" fo:font-weight="bold"/>
    </style:style>
    <style:style style:family="paragraph" style:name="P10" style:display-name="P10" style:list-style-name="L2">
      <style:paragraph-properties fo:text-align="left" fo:text-indent="0.000000cm" fo:margin-left="2.540000cm" style:writing-mode="lr"/>
      <style:text-properties fo:color="#000000" style:font-name="Liberation Serif" fo:font-size="12pt" fo:language="en" fo:country="US" fo:font-weight="normal"/>
    </style:style>
    <style:style style:family="paragraph" style:name="P9" style:display-name="P9" style:list-style-name="L2">
      <style:paragraph-properties fo:text-align="left" fo:text-indent="0.000000cm" fo:margin-left="1.905000cm" style:writing-mode="lr"/>
      <style:text-properties fo:color="#000000" style:font-name="Liberation Serif" fo:font-size="12pt" fo:language="en" fo:country="US" fo:font-weight="normal"/>
    </style:style>
    <style:style style:family="paragraph" style:name="P12" style:display-name="P12" style:list-style-name="L2">
      <style:paragraph-properties fo:text-align="left" fo:text-indent="0.000000cm" fo:margin-left="1.905000cm" style:writing-mode="lr"/>
      <style:text-properties fo:color="#000000" style:font-name="Liberation Serif" fo:font-size="12pt" fo:language="en" fo:country="US"/>
    </style:style>
    <style:style style:family="paragraph" style:name="P13" style:display-name="P13" style:parent-style-name="Normal"/>
    <style:style style:family="paragraph" style:name="P14" style:display-name="P14" style:parent-style-name="Normal">
      <style:text-properties fo:font-weight="bold"/>
    </style:style>
    <style:style style:family="paragraph" style:name="P15" style:display-name="P15" style:list-style-name="L3">
      <style:paragraph-properties fo:text-indent="0.000000cm" fo:margin-left="0.635000cm" style:writing-mode="lr"/>
      <style:text-properties fo:color="#000000" style:font-name="Liberation Serif" fo:font-size="12pt" fo:language="en" fo:country="US"/>
    </style:style>
    <style:style style:family="paragraph" style:name="P16" style:display-name="P16" style:list-style-name="L3">
      <style:paragraph-properties fo:text-indent="0.000000cm" fo:margin-left="1.270000cm" style:writing-mode="lr"/>
      <style:text-properties fo:color="#000000" style:font-name="Liberation Serif" fo:font-size="12pt" fo:language="en" fo:country="US"/>
    </style:style>
    <style:style style:family="paragraph" style:name="P17" style:display-name="P17" style:list-style-name="L4">
      <style:paragraph-properties fo:text-indent="0.000000cm" fo:margin-left="0.635000cm" style:writing-mode="lr"/>
      <style:text-properties fo:color="#000000" style:font-name="Liberation Serif" fo:font-size="12pt" fo:language="en" fo:country="US" fo:font-weight="normal"/>
    </style:style>
    <style:style style:family="paragraph" style:name="P18" style:display-name="P18" style:list-style-name="L4">
      <style:paragraph-properties fo:text-indent="0.000000cm" fo:margin-left="1.270000cm" style:writing-mode="lr"/>
      <style:text-properties fo:color="#000000" style:font-name="Liberation Serif" fo:font-size="12pt" fo:language="en" fo:country="US" fo:font-weight="normal"/>
    </style:style>
    <style:style style:family="paragraph" style:name="P19" style:display-name="P19" style:list-style-name="L4">
      <style:paragraph-properties fo:text-indent="0.000000cm" fo:margin-left="1.270000cm" style:writing-mode="lr"/>
      <style:text-properties fo:color="#000000" style:font-name="Liberation Serif" fo:font-size="12pt" fo:language="en" fo:country="US"/>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level-style-number text:level="3" style:num-format="1" text:display-levels="3">
        <style:list-level-properties fo:text-indent="0.000000cm" text:space-before="0cm" text:min-label-width="0.635000cm" fo:margin-left="1.905000cm"/>
      </text:list-level-style-number>
      <text:list-level-style-number text:level="4" style:num-format="1" text:display-levels="4">
        <style:list-level-properties fo:text-indent="0.000000cm" text:space-before="0cm" text:min-label-width="0.635000cm" fo:margin-left="2.540000cm"/>
      </text:list-level-style-number>
    </text:list-style>
    <text:list-style style:name="L3">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style>
    <text:list-style style:name="L4">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style>
    <text:list-style style:name="L5">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style>
    <text:list-style style:name="L6">
      <text:list-level-style-number text:level="1" style:num-format="1">
        <style:list-level-properties fo:text-indent="0.000000cm" text:space-before="0cm" text:min-label-width="0.635000cm" fo:margin-left="0.635000cm"/>
      </text:list-level-style-number>
      <text:list-level-style-number text:level="2" style:num-format="1" text:display-levels="2">
        <style:list-level-properties fo:text-indent="0.000000cm" text:space-before="0cm" text:min-label-width="0.635000cm" fo:margin-left="1.270000cm"/>
      </text:list-level-style-number>
      <text:list-level-style-number text:level="3" style:num-format="1" text:display-levels="3">
        <style:list-level-properties fo:text-indent="0.000000cm" text:space-before="0cm" text:min-label-width="0.635000cm" fo:margin-left="1.905000cm"/>
      </text:list-level-style-number>
      <text:list-level-style-number text:level="4" style:num-format="1" text:display-levels="4">
        <style:list-level-properties fo:text-indent="0.000000cm" text:space-before="0cm" text:min-label-width="0.635000cm" fo:margin-left="2.540000cm"/>
      </text:list-level-style-number>
    </text:list-style>
    <text:list-style style:name="L7">
      <text:list-level-style-number text:level="1" style:num-format="1">
        <style:list-level-properties fo:text-indent="0.000000cm" text:space-before="0cm" text:min-label-width="0.635000cm" fo:margin-left="0.635000cm"/>
      </text:list-level-style-number>
    </text:list-style>
  </office:automatic-styles>
  <office:body>
    <office:text>
      <text:section text:style-name="Sect1" text:name="Section1">
        <text:p text:style-name="P1"/>
        <text:p text:style-name="P2">Star – Game (working title)</text:p>
        <text:p text:style-name="P3"/>
        <text:p text:style-name="P3"/>
        <text:p text:style-name="P3"><text:span text:style-name="T1">About</text:span></text:p>
        <text:p text:style-name="P4">(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4"/>
        <text:p text:style-name="P5">Stage 1</text:p>
        <text:p text:style-name="P4">This stage will be to learn how to work within the Godot Game Engine. <text:s/>The finished result will be an advanced asteroids game with:</text:p>
        <text:list text:style-name="L1">
          <text:list-item>
            <text:p text:style-name="P6">Multiple maps that can be bigger than the screen</text:p>
          </text:list-item>
          <text:list-item>
            <text:p text:style-name="P6">A Wrap Around illusion <text:s/>that shows the other side(s) of the map while at the edges and shows where objects on the other side of the map are with the goal of being able to hit them in the future.</text:p>
          </text:list-item>
          <text:list-item>
            <text:p text:style-name="P6">Introduction of all three races to give more challenge than just shooting asteroids</text:p>
          </text:list-item>
          <text:list-item>
            <text:p text:style-name="P6">dialogue and possibly missions for the player's race</text:p>
          </text:list-item>
          <text:list-item>
            <text:p text:style-name="P6">(undetermined, more likely for later stage): perhaps the ability to select race at the beginning of campaign.</text:p>
          </text:list-item>
          <text:list-item>
            <text:p text:style-name="P6">Player character that is advanceable in customizable areas of power, <text:s/>weapon choices, and perhaps ships (maybe not in this stage)</text:p>
          </text:list-item>
        </text:list>
        <text:p text:style-name="P4"/>
        <text:p text:style-name="P5">Stage 2</text:p>
        <text:p text:style-name="P5"><text:span text:style-name="T2">The goals of this stage are not yet determined. Possibilities include adding side-view areas and mechanics and network play to allow for more advancement into the story and project.</text:span></text:p>
        <text:p text:style-name="P3"/>
        <text:p text:style-name="P3"/>
        <text:p text:style-name="P1"/>
        <text:p text:style-name="P3"><text:span text:style-name="T1">Types of Objects</text:span></text:p>
        <text:p text:style-name="P4">In the world of this game there are 3 types of objects</text:p>
        <text:p text:style-name="P5"/>
        <text:list text:style-name="L2">
          <text:list-item>
            <text:p text:style-name="P7">Areas</text:p>
            <text:list>
              <text:list-item>
                <text:p text:style-name="P8"><text:span text:style-name="T3">Planets – (undetermined size), round, varies</text:span></text:p>
                <text:list>
                  <text:list-item>
                    <text:p text:style-name="P9">Generally neutral entities that ownership will be marked by a space station orbiting it</text:p>
                    <text:list>
                      <text:list-item>
                        <text:p text:style-name="P10">Accumulates Military population</text:p>
                      </text:list-item>
                      <text:list-item>
                        <text:p text:style-name="P10">Space station spawns when (undecided Satellite crew population x2 is reached)</text:p>
                      </text:list-item>
                      <text:list-item>
                        <text:p text:style-name="P10">Also spawns Race-options for every x Military population to protect planet and space station</text:p>
                      </text:list-item>
                    </text:list>
                  </text:list-item>
                  <text:list-item>
                    <text:p text:style-name="P9">Military Population determines how many and what ships can spawn</text:p>
                    <text:list>
                      <text:list-item>
                        <text:p text:style-name="P10">Big Ship crew – undecided</text:p>
                      </text:list-item>
                      <text:list-item>
                        <text:p text:style-name="P10">Mid-size Ship crew – undecided</text:p>
                      </text:list-item>
                      <text:list-item>
                        <text:p text:style-name="P10">Small Ship crew – 1-(depending on race and small ship type)</text:p>
                      </text:list-item>
                    </text:list>
                  </text:list-item>
                </text:list>
              </text:list-item>
              <text:list-item>
                <text:p text:style-name="P11">Space Stations – (256x256), shape and color to be determined by race</text:p>
                <text:list>
                  <text:list-item>
                    <text:p text:style-name="P9">Spawn points for Race ships</text:p>
                  </text:list-item>
                  <text:list-item>
                    <text:p text:style-name="P9">Communicate with ships to provide missions and such</text:p>
                  </text:list-item>
                  <text:list-item>
                    <text:p text:style-name="P9">Facilitate ship improvements for player (how as yet still undetermined)</text:p>
                  </text:list-item>
                </text:list>
              </text:list-item>
              <text:list-item>
                <text:p text:style-name="P11">Pickups/Drops – (32x32), undetermined shapes, varies</text:p>
                <text:list>
                  <text:list-item>
                    <text:p text:style-name="P9">Give replenishment</text:p>
                  </text:list-item>
                  <text:list-item>
                    <text:p text:style-name="P9">Provide ability for upgrades (how still undetermined)</text:p>
                  </text:list-item>
                  <text:list-item>
                    <text:p text:style-name="P9">provide weapon choices (how still undetermined)</text:p>
                  </text:list-item>
                </text:list>
              </text:list-item>
            </text:list>
          </text:list-item>
          <text:list-item>
            <text:p text:style-name="P7">Ships</text:p>
            <text:list>
              <text:list-item>
                <text:p text:style-name="P8"><text:span text:style-name="T3">Big Ships – (128x128), varies, determined by race</text:span></text:p>
                <text:list>
                  <text:list-item>
                    <text:p text:style-name="P12"><text:span text:style-name="T3">Cannot land or go to side-view maps</text:span></text:p>
                  </text:list-item>
                  <text:list-item>
                    <text:p text:style-name="P12"><text:span text:style-name="T3">undetermined if playable yet</text:span></text:p>
                  </text:list-item>
                </text:list>
              </text:list-item>
              <text:list-item>
                <text:p text:style-name="P8"><text:span text:style-name="T3">Mid-size Ships – (96x96), varies, determined by race</text:span></text:p>
                <text:list>
                  <text:list-item>
                    <text:p text:style-name="P12"><text:span text:style-name="T3">Cannot actively land – may be used as bosses on side-view maps</text:span></text:p>
                  </text:list-item>
                  <text:list-item>
                    <text:p text:style-name="P12"><text:span text:style-name="T3">undetermined if playable yet</text:span></text:p>
                  </text:list-item>
                </text:list>
              </text:list-item>
              <text:list-item>
                <text:p text:style-name="P8"><text:span text:style-name="T3">Small Ships (64x64), varies, determined by race</text:span></text:p>
                <text:list>
                  <text:list-item>
                    <text:p text:style-name="P12"><text:span text:style-name="T3">Can actively land. Used to play on side-view maps.</text:span></text:p>
                  </text:list-item>
                  <text:list-item>
                    <text:p text:style-name="P12"><text:span text:style-name="T3">Playable (at least one of one race in stage 1)</text:span></text:p>
                  </text:list-item>
                </text:list>
              </text:list-item>
            </text:list>
          </text:list-item>
          <text:list-item>
            <text:p text:style-name="P7"><text:span text:style-name="T4">Ship-Satellite (option)</text:span></text:p>
            <text:list>
              <text:list-item>
                <text:p text:style-name="P11"><text:span text:style-name="T4">Race option – undecided, determined by race, determined by race</text:span></text:p>
                <text:list>
                  <text:list-item>
                    <text:p text:style-name="P9"><text:span text:style-name="T4">Ability determined by race</text:span></text:p>
                  </text:list-item>
                  <text:list-item>
                    <text:p text:style-name="P9"><text:span text:style-name="T4">Used to help protect space stations, Planets, and Big Ships (undetermined if used with smaller vessels.</text:span></text:p>
                  </text:list-item>
                  <text:list-item>
                    <text:p text:style-name="P9"><text:span text:style-name="T4">Undecided</text:span></text:p>
                  </text:list-item>
                </text:list>
              </text:list-item>
            </text:list>
          </text:list-item>
        </text:list>
        <text:p text:style-name="P3"/>
        <text:p text:style-name="P3"/>
        <text:p text:style-name="P1"/>
        <text:p text:style-name="P3"><text:span text:style-name="T1">Race Information</text:span></text:p>
        <text:p text:style-name="P13"/>
        <text:p text:style-name="P13"><text:span text:style-name="T5">Race:</text:span> Terran</text:p>
        <text:p text:style-name="P13"><text:span text:style-name="T5">Attributes:</text:span> Speed+, Power=, Defense-</text:p>
        <text:p text:style-name="P13"><text:span text:style-name="T5">Color:</text:span> Blue</text:p>
        <text:p text:style-name="P14">Space Station Shape: <text:span text:style-name="T2"> circle-ish</text:span></text:p>
        <text:p text:style-name="P14">Race Ship-Satellite (Option): <text:span text:style-name="T2">Shooting Satellite</text:span></text:p>
        <text:p text:style-name="P13"><text:span text:style-name="T5">Race story:</text:span> pending</text:p>
        <text:p text:style-name="P13"><text:span text:style-name="T5">Ship Types:</text:span></text:p>
        <text:list text:style-name="L3">
          <text:list-item>
            <text:p text:style-name="P15"><text:span text:style-name="T6">Big Ships</text:span></text:p>
            <text:list>
              <text:list-item>
                <text:p text:style-name="P16">Warship</text:p>
              </text:list-item>
              <text:list-item>
                <text:p text:style-name="P16">Carrier</text:p>
              </text:list-item>
              <text:list-item>
                <text:p text:style-name="P16">Battle Cruiser</text:p>
              </text:list-item>
            </text:list>
          </text:list-item>
          <text:list-item>
            <text:p text:style-name="P15">Mid-size Ships</text:p>
            <text:list>
              <text:list-item>
                <text:p text:style-name="P16">Light Cruiser</text:p>
              </text:list-item>
              <text:list-item>
                <text:p text:style-name="P16">Support Frigate</text:p>
              </text:list-item>
              <text:list-item>
                <text:p text:style-name="P16">Corvette</text:p>
              </text:list-item>
            </text:list>
          </text:list-item>
          <text:list-item>
            <text:p text:style-name="P15">Small Ships</text:p>
            <text:list>
              <text:list-item>
                <text:p text:style-name="P16">Interceptor</text:p>
              </text:list-item>
              <text:list-item>
                <text:p text:style-name="P16">Courier</text:p>
              </text:list-item>
              <text:list-item>
                <text:p text:style-name="P16"><text:span text:style-name="T6">Scout</text:span></text:p>
              </text:list-item>
            </text:list>
          </text:list-item>
        </text:list>
        <text:p text:style-name="P13"/>
        <text:p text:style-name="P13"><text:span text:style-name="T5">Race:</text:span> <text:s/>name pending</text:p>
        <text:p text:style-name="P13"><text:span text:style-name="T5">Attributes:</text:span> Speed-, Power+, Defense=</text:p>
        <text:p text:style-name="P13"><text:span text:style-name="T5">Color:</text:span> Red</text:p>
        <text:p text:style-name="P14">Race Ship-Satellite (Option): <text:span text:style-name="T2">Mine Deployer</text:span></text:p>
        <text:p text:style-name="P13"><text:span text:style-name="T5">Race story:</text:span> pending</text:p>
        <text:p text:style-name="P14">Ship Types:</text:p>
        <text:list text:style-name="L4">
          <text:list-item>
            <text:p text:style-name="P17">Big Ships</text:p>
            <text:list>
              <text:list-item>
                <text:p text:style-name="P18">Dreadnaught</text:p>
              </text:list-item>
              <text:list-item>
                <text:p text:style-name="P18">Carrier</text:p>
              </text:list-item>
              <text:list-item>
                <text:p text:style-name="P18">Heavy Battle Cruiser</text:p>
              </text:list-item>
            </text:list>
          </text:list-item>
          <text:list-item>
            <text:p text:style-name="P17">Mid-size Ships</text:p>
            <text:list>
              <text:list-item>
                <text:p text:style-name="P18">Support Frigate</text:p>
              </text:list-item>
              <text:list-item>
                <text:p text:style-name="P18">Destroyer</text:p>
              </text:list-item>
              <text:list-item>
                <text:p text:style-name="P18">Battleship</text:p>
              </text:list-item>
            </text:list>
          </text:list-item>
          <text:list-item>
            <text:p text:style-name="P17">Small Ships</text:p>
            <text:list>
              <text:list-item>
                <text:p text:style-name="P18">Heavy Fighter</text:p>
              </text:list-item>
              <text:list-item>
                <text:p text:style-name="P18">Fighter</text:p>
              </text:list-item>
              <text:list-item>
                <text:p text:style-name="P19"><text:span text:style-name="T7">Courier</text:span></text:p>
              </text:list-item>
            </text:list>
          </text:list-item>
        </text:list>
        <text:p text:style-name="P20"/>
        <text:p text:style-name="P1"/>
        <text:p text:style-name="P21"><text:span text:style-name="T8">Race Information (continued)</text:span></text:p>
        <text:p text:style-name="P13"/>
        <text:p text:style-name="P13"><text:span text:style-name="T5">Race: </text:span>name pending</text:p>
        <text:p text:style-name="P13"><text:span text:style-name="T5">Attributes:</text:span> Speed=, Power-, Defense+</text:p>
        <text:p text:style-name="P13"><text:span text:style-name="T5">Color:</text:span> Green</text:p>
        <text:p text:style-name="P14">Race Ship-Satellite (Option): <text:span text:style-name="T2">Satellite Shield Generator</text:span></text:p>
        <text:p text:style-name="P13"><text:span text:style-name="T5">Race story:</text:span> pending</text:p>
        <text:p text:style-name="P14">Ship Types:</text:p>
        <text:list text:style-name="L5">
          <text:list-item>
            <text:p text:style-name="P22">Big Ships</text:p>
            <text:list>
              <text:list-item>
                <text:p text:style-name="P23">Dreadnaught</text:p>
              </text:list-item>
              <text:list-item>
                <text:p text:style-name="P23">Carrier</text:p>
              </text:list-item>
              <text:list-item>
                <text:p text:style-name="P23">Battle Cruiser</text:p>
              </text:list-item>
            </text:list>
          </text:list-item>
          <text:list-item>
            <text:p text:style-name="P22">Mid-size Ships</text:p>
            <text:list>
              <text:list-item>
                <text:p text:style-name="P23">Cruiser</text:p>
              </text:list-item>
              <text:list-item>
                <text:p text:style-name="P23">Support Frigate</text:p>
              </text:list-item>
              <text:list-item>
                <text:p text:style-name="P23">Battleship</text:p>
              </text:list-item>
            </text:list>
          </text:list-item>
          <text:list-item>
            <text:p text:style-name="P22">Small Ships</text:p>
            <text:list>
              <text:list-item>
                <text:p text:style-name="P23">Heavy Fighter</text:p>
              </text:list-item>
              <text:list-item>
                <text:p text:style-name="P23">Fighter</text:p>
              </text:list-item>
              <text:list-item>
                <text:p text:style-name="P23">Transport</text:p>
              </text:list-item>
            </text:list>
          </text:list-item>
        </text:list>
        <text:p text:style-name="P13"/>
        <text:p text:style-name="P24">About Race Satellites</text:p>
        <text:p text:style-name="P24"/>
        <text:p text:style-name="P24"/>
        <text:p text:style-name="P1"/>
        <text:p text:style-name="P24">Pickups</text:p>
        <text:p text:style-name="P3">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3"/>
        <text:list text:style-name="L6">
          <text:list-item>
            <text:p text:style-name="P25">Consumables:</text:p>
            <text:list>
              <text:list-item>
                <text:p text:style-name="P26"><text:span text:style-name="T6">Energy</text:span></text:p>
                <text:list>
                  <text:list-item>
                    <text:p text:style-name="P27"><text:span text:style-name="T7">quick refill x or % (immediate and holdable)</text:span></text:p>
                  </text:list-item>
                  <text:list-item>
                    <text:p text:style-name="P28">regeneration (immediate and holdable), <text:s/>timed</text:p>
                  </text:list-item>
                  <text:list-item>
                    <text:p text:style-name="P28">undecided</text:p>
                  </text:list-item>
                </text:list>
              </text:list-item>
              <text:list-item>
                <text:p text:style-name="P29"><text:span text:style-name="T7">health</text:span></text:p>
                <text:list>
                  <text:list-item>
                    <text:p text:style-name="P28">quick refill x or % (immediate and holdable)</text:p>
                    <text:list>
                      <text:list-item>
                        <text:p text:style-name="P30">still deciding and working on graphics</text:p>
                      </text:list-item>
                    </text:list>
                  </text:list-item>
                  <text:list-item>
                    <text:p text:style-name="P28">regeneration (immediate and holdable), <text:s/>timed</text:p>
                    <text:list>
                      <text:list-item>
                        <text:p text:style-name="P30">still deciding and working on graphics</text:p>
                      </text:list-item>
                    </text:list>
                  </text:list-item>
                  <text:list-item>
                    <text:p text:style-name="P28">undecided</text:p>
                  </text:list-item>
                </text:list>
              </text:list-item>
              <text:list-item>
                <text:p text:style-name="P26">Offensive Power</text:p>
                <text:list>
                  <text:list-item>
                    <text:p text:style-name="P28">+% (timed, maybe stackable)</text:p>
                    <text:list>
                      <text:list-item>
                        <text:p text:style-name="P30">still deciding and working on graphics</text:p>
                      </text:list-item>
                    </text:list>
                  </text:list-item>
                  <text:list-item>
                    <text:p text:style-name="P28">undecided</text:p>
                  </text:list-item>
                  <text:list-item>
                    <text:p text:style-name="P28">option</text:p>
                    <text:list>
                      <text:list-item>
                        <text:p text:style-name="P30">still deciding and working on graphics</text:p>
                      </text:list-item>
                    </text:list>
                  </text:list-item>
                </text:list>
              </text:list-item>
            </text:list>
          </text:list-item>
        </text:list>
        <text:list text:style-name="L7">
          <text:list-item>
            <text:p text:style-name="P31">Upgrades: (undecided)</text:p>
          </text:list-item>
          <text:list-item>
            <text:p text:style-name="P31">Equipment: (undecided)</text:p>
          </text:list-item>
        </text:list>
        <text:p text:style-name="P32"> </text:p>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OpenSymbol" svg:font-family="OpenSymbol"/>
  </office:font-face-decls>
  <office:styles>
    <style:default-style style:family="paragraph">
      <style:paragraph-properties style:tab-stop-distance="0.4925in"/>
    </style:default-style>
    <style:style style:family="text" style:name="Bullet-Symbols-text" style:display-name="Bullet Symbols_text" style:next-style-name="Bullet-Symbols-text">
      <style:text-properties style:font-name="OpenSymbol"/>
    </style:style>
    <style:style style:family="paragraph" style:name="Quotations" style:display-name="Quotations" style:parent-style-name="Normal" style:next-style-name="Quotations">
      <style:paragraph-properties fo:text-indent="0in" fo:margin-left="0.3937in" fo:margin-right="0.3937in" fo:margin-top="0in" fo:margin-bottom="0.1965in"/>
    </style: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paragraph-properties style:writing-mode="lr"/>
      <style:text-properties fo:color="#000000" style:font-name="Liberation Serif" fo:font-size="12pt" fo:language="en" fo:country="US"/>
    </style:style>
    <style:style style:family="paragraph" style:name="Title" style:display-name="Title" style:parent-style-name="Heading" style:next-style-name="Text-body">
      <style:paragraph-properties fo:text-align="center"/>
      <style:text-properties fo:font-size="28pt" fo:font-weight="bold"/>
    </style:style>
    <style:style style:family="paragraph" style:name="Subtitle" style:display-name="Subtitle" style:parent-style-name="Heading" style:next-style-name="Text-body">
      <style:paragraph-properties fo:text-align="center" fo:margin-top="0.0417in" fo:margin-bottom="0.0835in"/>
      <style:text-properties fo:font-size="18pt"/>
    </style:style>
    <style:style style:family="paragraph" style:name="Contents-4" style:display-name="Contents 4" style:parent-style-name="Normal" style:next-style-name="Normal">
      <style:paragraph-properties fo:text-indent="-0.3in" fo:margin-left="2in" fo:margin-right="0in"/>
    </style:style>
    <style:style style:family="paragraph" style:name="Contents-1" style:display-name="Contents 1" style:parent-style-name="Normal" style:next-style-name="Normal">
      <style:paragraph-properties fo:text-indent="-0.3in" fo:margin-left="0.5in" fo:margin-right="0in"/>
    </style:style>
    <style:style style:family="paragraph" style:name="Heading-1" style:display-name="Heading 1" style:parent-style-name="Heading" style:next-style-name="Text-body">
      <style:paragraph-properties fo:margin-top="0.1665in" fo:margin-bottom="0.0835in"/>
      <style:text-properties fo:font-size="18pt" fo:font-weight="bold"/>
    </style:style>
    <style:style style:family="paragraph" style:name="Heading-2" style:display-name="Heading 2" style:parent-style-name="Heading" style:next-style-name="Text-body">
      <style:paragraph-properties fo:margin-top="0.139in" fo:margin-bottom="0.0835in"/>
      <style:text-properties fo:font-size="16pt" fo:font-weight="bold"/>
    </style:style>
    <style:style style:family="paragraph" style:name="Heading-3" style:display-name="Heading 3" style:parent-style-name="Heading" style:next-style-name="Text-body">
      <style:paragraph-properties fo:margin-top="0.0972in" fo:margin-bottom="0.0835in"/>
      <style:text-properties fo:font-size="14pt" fo:font-weight="bold"/>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initial-creator>Tim Nottellinu</meta:initial-creator>
    <dc:creator>Tim Nottellinu</dc:creator>
    <meta:creation-date>2015-12-02T10:40:33.987721652</meta:creation-date>
    <dc:date>Fri Dec  4 15:36:49 2015
</dc:date>
  </office:meta>
</office:document-meta>
</file>